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d03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paragraph-properties fo:break-before="page"/>
      <style:text-properties fo:font-size="16pt" style:font-size-asian="16pt" style:font-size-complex="16pt"/>
    </style:style>
    <style:style style:name="P17"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18"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19"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0" style:family="paragraph" style:parent-style-name="Standard" style:list-style-name="L3">
      <style:text-properties fo:font-size="12pt" officeooo:rsid="000cbdde" officeooo:paragraph-rsid="000cbdde" style:font-size-asian="10.5pt" style:font-size-complex="12pt"/>
    </style:style>
    <style:style style:name="P21" style:family="paragraph" style:parent-style-name="Standard" style:list-style-name="L4">
      <style:text-properties fo:font-size="12pt" officeooo:rsid="000e85fc" officeooo:paragraph-rsid="000e85fc" style:font-size-asian="10.5pt" style:font-size-complex="12pt"/>
    </style:style>
    <style:style style:name="P22" style:family="paragraph" style:parent-style-name="Standard" style:list-style-name="L4">
      <style:text-properties fo:font-size="12pt" officeooo:rsid="000f4113" officeooo:paragraph-rsid="000f4113" style:font-size-asian="10.5pt" style:font-size-complex="12pt"/>
    </style:style>
    <style:style style:name="P23" style:family="paragraph" style:parent-style-name="Standard" style:list-style-name="L5"/>
    <style:style style:name="P24" style:family="paragraph" style:parent-style-name="Standard" style:list-style-name="L5">
      <style:text-properties officeooo:rsid="00043f2a" officeooo:paragraph-rsid="00043f2a"/>
    </style:style>
    <style:style style:name="P25" style:family="paragraph" style:parent-style-name="Standard" style:list-style-name="L5">
      <style:text-properties officeooo:rsid="0004a82f" officeooo:paragraph-rsid="0004a82f"/>
    </style:style>
    <style:style style:name="P26" style:family="paragraph" style:parent-style-name="Standard" style:list-style-name="L5">
      <style:text-properties officeooo:rsid="000657b2" officeooo:paragraph-rsid="000657b2"/>
    </style:style>
    <style:style style:name="P27" style:family="paragraph" style:parent-style-name="Standard" style:list-style-name="L6">
      <style:text-properties officeooo:rsid="0007e717" officeooo:paragraph-rsid="0007e717"/>
    </style:style>
    <style:style style:name="P28" style:family="paragraph" style:parent-style-name="Standard" style:list-style-name="L7">
      <style:text-properties officeooo:rsid="0008d792" officeooo:paragraph-rsid="0008d792"/>
    </style:style>
    <style:style style:name="P29" style:family="paragraph" style:parent-style-name="Standard" style:list-style-name="L7">
      <style:text-properties officeooo:rsid="0009ea65" officeooo:paragraph-rsid="0009ea65"/>
    </style:style>
    <style:style style:name="P30" style:family="paragraph" style:parent-style-name="Standard">
      <style:text-properties officeooo:rsid="00109949" officeooo:paragraph-rsid="00109949"/>
    </style:style>
    <style:style style:name="P31" style:family="paragraph" style:parent-style-name="Standard">
      <style:text-properties officeooo:rsid="0012788b" officeooo:paragraph-rsid="0012788b" fo:background-color="#ffff00"/>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officeooo:rsid="000e939a"/>
    </style:style>
    <style:style style:name="T8" style:family="text">
      <style:text-properties officeooo:rsid="000fd0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8">tables:</text:span></text:p>
      <text:list xml:id="list115822666" text:style-name="L1">
        <text:list-item>
          <text:p text:style-name="P17">users (id, username, password, isVerified)</text:p>
        </text:list-item>
        <text:list-item>
          <text:p text:style-name="P18">accounts (id, useridforeignkey, name, amount<text:span text:style-name="T8">)</text:span></text:p>
        </text:list-item>
      </text:list>
      <text:p text:style-name="P12">functions:</text:p>
      <text:list xml:id="list211678573" text:style-name="L2">
        <text:list-item>
          <text:p text:style-name="P19">typical getters/setters for every parameter of classes</text:p>
        </text:list-item>
        <text:list-item>
          <text:p text:style-name="P19">create user account</text:p>
        </text:list-item>
        <text:list-item>
          <text:p text:style-name="P19">create new bank account</text:p>
        </text:list-item>
        <text:list-item>
          <text:p text:style-name="P19"/>
        </text:list-item>
      </text:list>
      <text:p text:style-name="P11"><text:s text:c="2"/></text:p>
      <text:p text:style-name="P11"/>
      <text:p text:style-name="P8"/>
      <text:p text:style-name="P8">welcome screen:</text:p>
      <text:list xml:id="list2752597535" text:style-name="L3">
        <text:list-item>
          <text:p text:style-name="P20">print welcome to bank</text:p>
        </text:list-item>
        <text:list-item>
          <text:p text:style-name="P20">print do you have an account? if else</text:p>
          <text:list>
            <text:list-item>
              <text:p text:style-name="P20">if no, enter username and password</text:p>
              <text:list>
                <text:list-item>
                  <text:p text:style-name="P20">create new entry in with default settings</text:p>
                </text:list-item>
              </text:list>
            </text:list-item>
            <text:list-item>
              <text:p text:style-name="P20">if yes, enter username and password</text:p>
              <text:list>
                <text:list-item>
                  <text:p text:style-name="P20">if correct, open Account view</text:p>
                </text:list-item>
                <text:list-item>
                  <text:p text:style-name="P20">if incorrect, error, try again</text:p>
                </text:list-item>
              </text:list>
            </text:list-item>
          </text:list>
        </text:list-item>
      </text:list>
      <text:p text:style-name="P8"/>
      <text:p text:style-name="P13"><text:span text:style-name="T6">l</text:span><text:span text:style-name="T5">ogged in</text:span><text:span text:style-name="T6"> view:</text:span></text:p>
      <text:list xml:id="list1123772188" text:style-name="L4">
        <text:list-item>
          <text:p text:style-name="P21">if users successfully logs in, print some options:</text:p>
          <text:list>
            <text:list-item>
              <text:p text:style-name="P21">see accounts</text:p>
              <text:list>
                <text:list-item>
                  <text:p text:style-name="P21">if they submit see accounts, open their accounts view</text:p>
                </text:list-item>
                <text:list-item>
                  <text:p text:style-name="P21">list them with a loop of accounts that match their id, </text:p>
                </text:list-item>
              </text:list>
            </text:list-item>
            <text:list-item>
              <text:p text:style-name="P21">apply for new account</text:p>
              <text:list>
                <text:list-item>
                  <text:p text:style-name="P21">supply a name for the desired account</text:p>
                </text:list-item>
                <text:list-item>
                  <text:p text:style-name="P21">it is still set to false, so it exists but won’t display</text:p>
                </text:list-item>
                <text:list-item>
                  <text:p text:style-name="P21">print that they’ll be notified</text:p>
                  <text:list>
                    <text:list-item>
                      <text:p text:style-name="P22">nothing happens until admin logs in, can run function to set it to true, then the next time the user logs in they’ll see it</text:p>
                    </text:list-item>
                  </text:list>
                </text:list-item>
              </text:list>
            </text:list-item>
            <text:list-item>
              <text:p text:style-name="P22">withdraw/deposit:</text:p>
              <text:list>
                <text:list-item>
                  <text:p text:style-name="P22">type in account name, then action/amount<text:tab/></text:p>
                  <text:list>
                    <text:list-item>
                      <text:p text:style-name="P22">error if negative number</text:p>
                    </text:list-item>
                  </text:list>
                </text:list-item>
              </text:list>
            </text:list-item>
            <text:list-item>
              <text:p text:style-name="P22">transfer:</text:p>
              <text:list>
                <text:list-item>
                  <text:p text:style-name="P22">print directions, something like “account to transfer from?” then “...to” then “...amount?”</text:p>
                </text:list-item>
                <text:list-item>
                  <text:p text:style-name="P22">store each part, run transfer function, add and subtract from existing accounts</text:p>
                </text:list-item>
                <text:list-item>
                  <text:p text:style-name="P22">throw error if any part is wrong, then just cancel and let them try again</text:p>
                </text:list-item>
              </text:list>
            </text:list-item>
          </text:list>
        </text:list-item>
      </text:list>
      <text:p text:style-name="P16">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1097009842" text:style-name="L5">
        <text:list-item>
          <text:p text:style-name="P23"><text:a xlink:type="simple" xlink:href="https://www.geeksforgeeks.org/java-naming-conventions/" text:style-name="Internet_20_link" text:visited-style-name="Visited_20_Internet_20_Link">https://www.geeksforgeeks.org/java-naming-conventions/</text:a> </text:p>
        </text:list-item>
        <text:list-item>
          <text:p text:style-name="P23"><text:a xlink:type="simple" xlink:href="https://www.javatpoint.com/java-naming-conventions" text:style-name="Internet_20_link" text:visited-style-name="Visited_20_Internet_20_Link">https://www.javatpoint.com/java-naming-conventions</text:a> </text:p>
        </text:list-item>
        <text:list-item>
          <text:p text:style-name="P24">seems pretty familiar at this point:</text:p>
          <text:list>
            <text:list-item>
              <text:p text:style-name="P24">variables and methods are camelcase</text:p>
            </text:list-item>
            <text:list-item>
              <text:p text:style-name="P24">functions are mixed case</text:p>
            </text:list-item>
            <text:list-item>
              <text:p text:style-name="P25">classes should be mixed case, should be a noun, and should not be acronyms</text:p>
            </text:list-item>
            <text:list-item>
              <text:p text:style-name="P25">avoid single letter variables (be descriptive) except for iterators and temporary ones</text:p>
            </text:list-item>
            <text:list-item>
              <text:p text:style-name="P26">packages should be all lower case, words separated with dots, start with com</text:p>
              <text:list>
                <text:list-item>
                  <text:p text:style-name="P26">ie. com.user.profile</text:p>
                </text:list-item>
              </text:list>
            </text:list-item>
          </text:list>
        </text:list-item>
      </text:list>
      <text:p text:style-name="P1"/>
      <text:p text:style-name="P3">what design patterns and OOP can i implement?:</text:p>
      <text:list xml:id="list571082005" text:style-name="L6">
        <text:list-item>
          <text:p text:style-name="P27">at least have one or two that i can mention if they ask which i used</text:p>
        </text:list-item>
        <text:list-item>
          <text:p text:style-name="P27">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1976342486" text:style-name="L7">
        <text:list-item>
          <text:p text:style-name="P28">apply for (create) a few different accounts (one user has many accounts)</text:p>
        </text:list-item>
        <text:list-item>
          <text:p text:style-name="P28">view their balance (read the value of one of those accounts)</text:p>
        </text:list-item>
        <text:list-item>
          <text:p text:style-name="P28">withdraw and deposit (just add and subtract whatever amount they type in)</text:p>
        </text:list-item>
        <text:list-item>
          <text:p text:style-name="P28">transfer money from one account to another (limited by value of first account)</text:p>
        </text:list-item>
        <text:list-item>
          <text:p text:style-name="P28">admin can accept or refuse application. how would that work?</text:p>
          <text:list>
            <text:list-item>
              <text:p text:style-name="P28">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29"><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30">could i just have universal quit, where any time you enter quit it to the home screen?</text:p>
      <text:p text:style-name="P30"/>
      <text:p text:style-name="P31">try to make it so that you can log in as the employee to accept account application without having to stop the application. it is okay to log out of user and in to employee, but don’t restart the progra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6T15:28:01.110000000</dc:date>
    <dc:creator>Ethan Bundy</dc:creator>
    <meta:editing-duration>PT11H4M14S</meta:editing-duration>
    <meta:editing-cycles>13</meta:editing-cycles>
    <meta:generator>LibreOffice/6.3.5.2$Windows_X86_64 LibreOffice_project/dd0751754f11728f69b42ee2af66670068624673</meta:generator>
    <meta:document-statistic meta:table-count="0" meta:image-count="0" meta:object-count="0" meta:page-count="3" meta:paragraph-count="76" meta:word-count="784" meta:character-count="4337" meta:non-whitespace-character-count="3668"/>
  </office:meta>
</office:document-meta>
</file>